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Hack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style:font-name="Hack"/>
    </style:style>
    <style:style style:name="T2" style:family="text">
      <style:text-properties fo:color="#000000" style:font-name="H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sburg.pm</presentation:footer-decl>
      <draw:page draw:name="page1" draw:style-name="dp1" draw:master-page-name="Standard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Mehr Perl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"casting"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p text:style-name="P3">sub a_Int (Int $i) {</text:p>
            <text:p text:style-name="P3"><text:s text:c="4"/>say "Int: $i ", $i.WHAT;</text:p>
            <text:p text:style-name="P3">}</text:p>
            <text:p text:style-name="P3">my $int = 4;</text:p>
            <text:p text:style-name="P3">my $rat = 4.5;</text:p>
            <text:p text:style-name="P3">a_Int($int);</text:p>
            <text:p text:style-name="P3"><text:s/>--&gt; Int: 4 (Int)</text:p>
            <text:p text:style-name="P3"/>
            <text:p text:style-name="P3">a_Int($rat);</text:p>
            <text:p text:style-name="P3"><text:s/>--&gt; Type check failed in binding $i; expected Int but got Ra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_Int($rat.Int);</text:span></text:p>
              </text:list-item>
              <text:list-item>
                <text:p text:style-name="P5">Siehe casting.pl</text:p>
              </text:list-item>
              <text:list-item>
                <text:p text:style-name="P5">Toll? naja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disp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ktion mit gleichem Namen,<text:line-break/>aber anderer Signatur</text:p>
                <text:p xml:id="id1" text:id="id1"><text:span text:style-name="T1">multi f (Int $i) { say "i: $i" }</text:span></text:p>
                <text:p xml:id="id2" text:id="id2"><text:span text:style-name="T1">multi f (Rat $r) { say "f for rat"; f($r.Int) }</text:span></text:p>
              </text:list-item>
              <text:list-item>
                <text:p>Siehe multi.pl</text:p>
                <text:p xml:id="id3" text:id="id3"><text:span text:style-name="T1">f(4);</text:span></text:p>
                <text:p xml:id="id4" text:id="id4"><text:span text:style-name="T1">f(4.5);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oßartige Idee: 100 mal Fibbonacci(20)</text:p>
              </text:list-item>
              <text:list-item>
                <text:p>Siehe: fibbench5.pl vs fibbench6.pl</text:p>
              </text:list-item>
              <text:list-item>
                <text:p>Perl 5 <text:s text:c="2"/>==&gt; ~ 150/s</text:p>
              </text:list-item>
              <text:list-item>
                <text:p>Perl 6 <text:s text:c="2"/>==&gt; ~ 16/s</text:p>
              </text:list-item>
              <text:list-item>
                <text:p>Perl 6 mit Inline::Perl5 ==&gt; ~ 144/s</text:p>
              </text:list-item>
              <text:list-item>
                <text:p>??? ==&gt; ~593/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Fibonacci in Perl 6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ehe fibbench6.pl</text:p>
                <text:p><text:span text:style-name="T2">sub fibonacci2 (Int:D $index) {</text:span></text:p>
                <text:p><text:span text:style-name="T2"><text:s text:c="4"/></text:span><text:span text:style-name="T2">return (0, 1, *+* ... *)[$index];</text:span></text:p>
                <text:p><text:span text:style-name="T2">}</text:span></text:p>
              </text:list-item>
              <text:list-item>
                <text:p>Was tut das?</text:p>
                <text:list>
                  <text:list-item>
                    <text:p>Sequence</text:p>
                  </text:list-item>
                  <text:list-item>
                    <text:p>What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Sequenz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quenz-Operator ...</text:p>
                <text:list>
                  <text:list-item>
                    <text:p>links: initiale Elemente</text:p>
                  </text:list-item>
                  <text:list-item>
                    <text:p>rechts: Ende-Element</text:p>
                  </text:list-item>
                </text:list>
              </text:list-item>
              <text:list-item>
                <text:p>Sequenz-Operator ...^ enthält das Ende-Element nicht</text:p>
                <text:p><text:span text:style-name="T1">(0 ... 3) (0, 1, 2, 3)</text:span></text:p>
                <text:p><text:span text:style-name="T1">(0 ...^ 3) (0, 1, 2)</text:span></text:p>
                <text:p><text:span text:style-name="T1">(0,1 ... 3) (0, 1, 2, 3)</text:span></text:p>
                <text:p><text:span text:style-name="T1">(0,2 ... 6) (0, 2, 4, 6))</text:span></text:p>
                <text:list>
                  <text:list-item>
                    <text:p>leitet den Generator aus den initialen Elementen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equenz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r Generator kann auch selbst programmiert werden</text:p>
                <text:p><text:span text:style-name="T1">(0, -&gt; $el {$el + 2 } ... 8)</text:span></text:p>
                <text:p><text:span text:style-name="T1">(0 2 4 6 8)</text:span></text:p>
              </text:list-item>
              <text:list-item>
                <text:p>Liste startet mit <text:span text:style-name="T1">0</text:span></text:p>
              </text:list-item>
              <text:list-item>
                <text:p>das jeweils nächste Element wird mit dem Block <text:span text:style-name="T1">{$el +2}</text:span> berechnet</text:p>
              </text:list-item>
              <text:list-item>
                <text:p>der Block erhält durch <text:span text:style-name="T1">-&gt; $el</text:span> das vorige Element als Parameter</text:p>
              </text:list-item>
              <text:list-item>
                <text:p>das selbe, nur mit zwei Parametern</text:p>
                <text:p><text:span text:style-name="T1">(0,1, -&gt; $el1, $el2 {$el1 + $el2 } ... 8)</text:span></text:p>
              </text:list-item>
              <text:list-item>
                <text:p>es müssen mindestens 2 initiale Elemente angegeben werd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1" draw:layer="layout" svg:width="25.199cm" svg:height="3.506cm" svg:x="1.4cm" svg:y="0.837cm" presentation:class="title" presentation:user-transformed="true">
          <draw:text-box>
            <text:p>Whatev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*</text:span></text:p>
              </text:list-item>
              <text:list-item>
                <text:p>allgemeiner Platzhalter</text:p>
              </text:list-item>
              <text:list-item>
                <text:p>Auch möglich:</text:p>
                <text:p><text:span text:style-name="T1">(0, *+2 ... 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Source Code Pro Black" svg:font-family="'Source Code Pro Black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2:24:00.105656495</meta:creation-date>
    <dc:date>2016-04-01T12:57:02.379606878</dc:date>
    <meta:editing-duration>PT21M21S</meta:editing-duration>
    <meta:editing-cycles>2</meta:editing-cycles>
    <meta:generator>LibreOffice/5.1.1.3$Linux_X86_64 LibreOffice_project/10m0$Build-3</meta:generator>
    <meta:document-statistic meta:object-count="57"/>
  </office:meta>
</office:document-meta>
</file>